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129a2"/>
    </style:style>
    <style:style style:name="P2" style:family="paragraph" style:parent-style-name="Standard">
      <style:text-properties officeooo:rsid="000129a2" officeooo:paragraph-rsid="000129a2"/>
    </style:style>
    <style:style style:name="P3" style:family="paragraph" style:parent-style-name="Standard">
      <style:text-properties officeooo:rsid="0001ee2d" officeooo:paragraph-rsid="0001ee2d"/>
    </style:style>
    <style:style style:name="P4" style:family="paragraph" style:parent-style-name="Header">
      <style:text-properties officeooo:rsid="000129a2" officeooo:paragraph-rsid="000129a2"/>
    </style:style>
    <style:style style:name="T1" style:family="text">
      <style:text-properties officeooo:rsid="000129a2"/>
    </style:style>
    <style:style style:name="T2" style:family="text">
      <style:text-properties officeooo:rsid="0001ee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This past Thursday at the PCSE Department Pizza My Mind seminar, the engineering company,</text:span></text:p>
      <text:p text:style-name="P1"/>
      <text:p text:style-name="P1"><text:span text:style-name="T1">Canon, gave a presentation on the company and the work in which they specialize. One of the four </text:span></text:p>
      <text:p text:style-name="P1"/>
      <text:p text:style-name="P1"><text:span text:style-name="T1">representatives present gave an overview of the company's global business model from Euorpe, to Asia,</text:span></text:p>
      <text:p text:style-name="P1"/>
      <text:p text:style-name="P1"><text:span text:style-name="T1">to North and South America. The Newport News Canon facility is actually the only manufacturing site<text:line-break/></text:span></text:p>
      <text:p text:style-name="P1"><text:span text:style-name="T1">for the company in all of North America. The same representative also outlined the business structure, </text:span></text:p>
      <text:p text:style-name="P1"/>
      <text:p text:style-name="P1"><text:span text:style-name="T1">company culture, and the overall operations specific to an engineering and manufacturing company.</text:span></text:p>
      <text:p text:style-name="P1"/>
      <text:p text:style-name="P1"><text:span text:style-name="T1">Another representative described the company's product manufacturing system and international</text:span></text:p>
      <text:p text:style-name="P1"/>
      <text:p text:style-name="P1"><text:span text:style-name="T1">recycled parts system. Product construction and operation for items such as printers, cameras, </text:span></text:p>
      <text:p text:style-name="P1"/>
      <text:p text:style-name="P1"><text:span text:style-name="T1">mamography equipment, and medical imaging software were also presented. A history of the company</text:span></text:p>
      <text:p text:style-name="P1"/>
      <text:p text:style-name="P1"><text:span text:style-name="T1">was also presented to display how the company's business model and structure evolved over time. The</text:span></text:p>
      <text:p text:style-name="P1"/>
      <text:p text:style-name="P2">third representative talked about how Canon incorporates different fields of engineering under one</text:p>
      <text:p text:style-name="P2"/>
      <text:p text:style-name="P2">company mission. The final Canon representative presented new technologies being developed in the</text:p>
      <text:p text:style-name="P2"/>
      <text:p text:style-name="P2">fields of microfluids, imaging, artificial intelligence, roboctics, and augmented reality.</text:p>
      <text:p text:style-name="P2"/>
      <text:p text:style-name="P2"><text:tab/>This presentation was probably one of the best Pizza My Mind seminars I have ever attended.</text:p>
      <text:p text:style-name="P2"/>
      <text:p text:style-name="P2">The sheer scope of information and academic fields covered from business, to engineering, to</text:p>
      <text:p text:style-name="P2"/>
      <text:p text:style-name="P2">computer science, and medicine was incredible. I now have a better appreciation for the work</text:p>
      <text:p text:style-name="P2"/>
      <text:p text:style-name="P2">conducted at Canon since they seem to be on the cutting edge of so many interesting research topics.</text:p>
      <text:p text:style-name="P2"/>
      <text:p text:style-name="P2">I had always been under the assumption that Canon worked solely on printers and cameras, but getting</text:p>
      <text:p text:style-name="P2"/>
      <text:p text:style-name="P2">to hear about their work in medicine, robotics, software, and <text:span text:style-name="T2">business was an eye openning experience.</text:span></text:p>
      <text:p text:style-name="P2"/>
      <text:p text:style-name="P3">Being a science major, I am always facinated by the research that other people are working on. As </text:p>
      <text:p text:style-name="P3"/>
      <text:p text:style-name="P3">a physics major, getting to learn about and comprehend other approaches to research in fields outside of </text:p>
      <text:p text:style-name="P3"/>
      <text:p text:style-name="P3">physics provides me with exposure to other ways of thinking that I may be able to use in the future as I </text:p>
      <text:p text:style-name="P3"/>
      <text:p text:style-name="P3">continue on in the research that I conduc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29a2" officeooo:paragraph-rsid="000129a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alph Marinaro<text:tab/>00914399<text:tab/>HONR 040</text:p>
        <text:p text:style-name="MP1">Pizza My Mind: Canon<text:tab/><text:tab/>November 8,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q </meta:initial-creator>
    <meta:creation-date>2018-11-09T13:13:49.187976529</meta:creation-date>
    <dc:date>2018-11-09T13:34:23.250771663</dc:date>
    <dc:creator>adaq </dc:creator>
    <meta:editing-duration>PT4M54S</meta:editing-duration>
    <meta:editing-cycles>1</meta:editing-cycles>
    <meta:document-statistic meta:table-count="0" meta:image-count="0" meta:object-count="0" meta:page-count="1" meta:paragraph-count="25" meta:word-count="354" meta:character-count="2256" meta:non-whitespace-character-count="1916"/>
    <meta:generator>LibreOffice/4.3.7.2$Linux_x86 LibreOffice_project/430$Build-2</meta:generator>
  </office:meta>
</office:document-meta>
</file>